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49cm" fo:border="0.002cm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49cm" fo:border="0.002cm solid #000000"/>
    </style:style>
    <style:style style:name="P1" style:family="paragraph" style:parent-style-name="Table_20_Contents">
      <style:paragraph-properties fo:text-align="start" style:justify-single-word="false"/>
    </style:style>
    <style:style style:name="P2" style:family="paragraph" style:parent-style-name="Text_20_body" style:list-style-name="List_20_1"/>
    <style:style style:name="P3" style:family="paragraph" style:parent-style-name="Text_20_body" style:list-style-name="Numbering_20_1"/>
    <style:style style:name="T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utilisation_de_l_api"/>Utilisation de l'API<text:bookmark-end text:name="utilisation_de_l_api"/></text:h>
      <text:p text:style-name="Text_20_body">Ce chapitre a pour but de montrer par l'exemple l'utilisation des méthodes et fonctions les plus courantes de l'API dynacase : </text:p>
      <text:p text:style-name="Text_20_body"/>
      <text:h text:style-name="Heading_20_3" text:outline-level="3"><text:bookmark-start text:name="presentation_de_l_utilisation_de_l_api"/>Présentation de l'utilisation de l'API<text:bookmark-end text:name="presentation_de_l_utilisation_de_l_api"/></text:h>
      <text:p text:style-name="Text_20_body">Ce chapitre a pour but de montrer par l'exemple l'utilisation des méthodes et fonctions les plus courantes de l'API dynacase. </text:p>
      <text:p text:style-name="Text_20_body">Pour tester ces exemples, il faut copier/coller le code PHP dans un fichier (ex: test.php) et l'enregistrer dans le dossier ”/usr/share/what/API”.</text:p>
      <text:p text:style-name="Text_20_body">Cette commande donne la liste des fonctions de l'API disponible : </text:p>
      <text:p text:style-name="Preformatted_20_Text">/usr/share/what/wsh.php --listapi</text:p>
      <text:p text:style-name="Text_20_body">Cette commande permet d'exécuter une fonction de l'API comme votre fichier de test : </text:p>
      <text:p text:style-name="Preformatted_20_Text">/usr/share/what/wsh.php --api=test</text:p>
      <text:p text:style-name="Text_20_body">Pour plus d'informations sur l'utilisation des fonctions WSH, vous pouvez lire <text:a xlink:type="simple" xlink:href="http://www.freedom-ecm.org/freedom_2.14/devel/wsh">ce chapitre</text:a>.</text:p>
      <text:p text:style-name="Text_20_body"/>
      <text:h text:style-name="Heading_20_3" text:outline-level="3"><text:bookmark-start text:name="manipulation_de_documents_getparam_new_doc_et_new_doc"/>Manipulation de documents (getParam, new Doc et new_Doc)<text:bookmark-end text:name="manipulation_de_documents_getparam_new_doc_et_new_doc"/></text:h>
      <text:p text:style-name="Text_20_body">Chaque document est identifié par un numéro unique : son identificateur. Cet identificateur est différent pour chaque révision d'un même document. Cet identificateur permet d'accéder à l'objet document correspondant. Le développeur n'a pas besoin de connaître la famille de document pour extraire les caractéristiques propres de ce document. La fonction <text:span text:style-name="Source_20_Text">new_Doc()</text:span> retourne l'objet document dans la classe décrite pour la famille du document précisé.</text:p>
      <text:p text:style-name="Preformatted_20_Text">include_once("FDL/Class.Doc.php")<text:line-break/>$docid = 38922;<text:line-break/>$dbaccess = getParam("FREEDOM_DB");<text:line-break/>$doc = new_Doc($dbaccess, $docid);<text:line-break/>print_r($doc);<text:line-break/></text:p>
      <text:p text:style-name="Text_20_body">Le résultat sera le suivant : </text:p>
      <text:p text:style-name="Preformatted_20_Text">_IUSER Object<text:line-break/>(<text:line-break/> [dbtable] =&gt; doc128<text:line-break/> [dbseq] =&gt; seq_doc128<text:line-break/> [fromid] =&gt; 128<text:line-break/> [serveur] =&gt;<text:line-break/> [port] =&gt;<text:line-break/> [racine] =&gt;<text:line-break/> [rootdn] =&gt;<text:line-break/> [rootpw] =&gt;<text:line-break/> [dbaccess] =&gt; user=anakeen port=5432 dbname=freedom<text:line-break/> [orginit] =&gt;<text:line-break/> [action] =&gt;<text:line-break/> [defaultabstract] =&gt; USERCARD:VIEWABSTRACTCARD<text:line-break/> [defaultedit] =&gt; USERCARD:EDITUSERCARD<text:line-break/> [defDoctype] =&gt; F<text:line-break/><text:soft-page-break/> [defClassname] =&gt; DocFile<text:line-break/> [fields] =&gt; Array<text:line-break/> (<text:line-break/> <text:s/>[0] =&gt; id<text:line-break/> <text:s/>[1] =&gt; owner<text:line-break/> <text:s/>[2] =&gt; title<text:line-break/> <text:s/>[3] =&gt; revision<text:line-break/> <text:s/>[4] =&gt; initid<text:line-break/> <text:s/>[5] =&gt; fromid<text:line-break/> <text:s/>[6] =&gt; doctype<text:line-break/> <text:s/>[7] =&gt; locked<text:line-break/> <text:s/>[8] =&gt; icon<text:line-break/> <text:s/>[9] =&gt; lmodify<text:line-break/> <text:s/>[10] =&gt; profid<text:line-break/> <text:s/>[11] =&gt; usefor<text:line-break/> <text:s/>[12] =&gt; revdate<text:line-break/> <text:s/>[13] =&gt; comment<text:line-break/> <text:s/>[14] =&gt; classname<text:line-break/> <text:s/>[15] =&gt; state<text:line-break/> <text:s/>[16] =&gt; wid<text:line-break/> <text:s/>[17] =&gt; values<text:line-break/> <text:s/>[18] =&gt; attrids<text:line-break/> <text:s/>[19] =&gt; postitid<text:line-break/> <text:s/>[20] =&gt; us_matricule<text:line-break/> <text:s/>[21] =&gt; usm_hobby<text:line-break/> <text:s/>[22] =&gt; usm_ecm<text:line-break/> <text:s/>[23] =&gt; usm_comment<text:line-break/> <text:s/>[24] =&gt; usm_birthdate<text:line-break/> <text:s/>[25] =&gt; us_intphone<text:line-break/> <text:s/>[26] =&gt; us_lname<text:line-break/> <text:s/>[27] =&gt; us_fname<text:line-break/> <text:s/>[28] =&gt; us_photo<text:line-break/> <text:s/>[29] =&gt; us_initials<text:line-break/> <text:s/>[30] =&gt; us_mail<text:line-break/> <text:s/>[31] =&gt; us_phone<text:line-break/> <text:s/>[32] =&gt; us_fax<text:line-break/> <text:s/>[33] =&gt; us_mobile<text:line-break/> <text:s/>[34] =&gt; us_idsociety<text:line-break/> <text:s/>[35] =&gt; us_socaddr<text:line-break/> <text:s/>[36] =&gt; us_society<text:line-break/> <text:s/>[37] =&gt; us_type<text:line-break/> <text:s/>[38] =&gt; us_job<text:line-break/> <text:s/>[39] =&gt; us_role<text:line-break/> <text:s/>[40] =&gt; us_workaddr<text:line-break/> <text:s/>[41] =&gt; us_workpostalcode<text:line-break/> <text:s/>[42] =&gt; us_worktown<text:line-break/> <text:s/>[43] =&gt; us_country<text:line-break/> <text:s/>[44] =&gt; us_workcedex<text:line-break/> <text:s/>[45] =&gt; us_workweb<text:line-break/> <text:s/>[46] =&gt; us_scatg<text:line-break/> <text:s/>[47] =&gt; us_privcard<text:line-break/> <text:s/>[48] =&gt; us_login<text:line-break/> <text:s/>[49] =&gt; us_passwd<text:line-break/> <text:s/>[50] =&gt; us_whatid<text:line-break/> <text:s/>[51] =&gt; us_group<text:line-break/> <text:s/>[52] =&gt; us_idgroup<text:line-break/> <text:s/>[53] =&gt; us_service<text:line-break/> <text:s/>[54] =&gt; us_idservice<text:line-break/> <text:s/>)<text:line-break/> }<text:line-break/></text:p>
      <text:p text:style-name="Text_20_body">L'objet retourné est de la classe doc128 (un utilisateur). Il contient tous les <text:soft-page-break/>attributs et méthodes de cette classe.</text:p>
      <text:p text:style-name="Text_20_body">Cela aurait donné le même résultat que si on avait écrit le code suivant :</text:p>
      <text:p text:style-name="Preformatted_20_Text">include_once("FDLGEN/Class.**Doc128**.php")<text:line-break/><text:line-break/>$docid = 38922;<text:line-break/>$dbaccess = GetParam("FREEDOM_DB");<text:line-break/>$doc = new Doc128($dbaccess, $docid);<text:line-break/>print_r($doc);<text:line-break/></text:p>
      <text:p text:style-name="Text_20_body">L'utilisation directe des classes spécialisée est à proscrire car elle présuppose de l'appartenance à la classe. De plus l'appel direct court-circuite les optimisations d'accès placées dans la fonction <text:span text:style-name="Source_20_Text">new_Doc()</text:span>. Le constructeur <text:span text:style-name="Source_20_Text">new Doc()</text:span> ne doit pas être utilisé pour instancier des objets documentaire car ces objets n'aurait pas les attributs et méthodes spécifiques qui leur sont dus.</text:p>
      <text:p text:style-name="Text_20_body">Avant de manipuler un document, il faut s'assurer qu'il existe et qu'il vit. Pour cela, on utilise les méthodes <text:span text:style-name="Source_20_Text">Doc::isAlive()</text:span> ou <text:span text:style-name="Source_20_Text">DbObj::isAffected()</text:span>.</text:p>
      <text:p text:style-name="Preformatted_20_Text">include_once("FDL/Class.Doc.php")<text:line-break/>$docid = getHttpVars("docid");<text:line-break/>$dbaccess = GetParam("FREEDOM_DB");<text:line-break/>$doc = new_Doc($dbaccess, $docid);<text:line-break/>if ($doc-&gt;isAlive()) {<text:line-break/> <text:s/>// le document est valide//<text:line-break/> } else if ($doc-&gt;isAffected()) {<text:line-break/> <text:s/>// le document existe mais n'est pas vivant =&gt; c'est un zombie//<text:line-break/> } else {<text:line-break/> <text:s/>// le document 38922 n'existe pas//<text:line-break/> }<text:line-break/></text:p>
      <text:p text:style-name="Text_20_body"><text:span text:style-name="Strong_20_Emphasis"><text:span text:style-name="T1">Note sur getParam</text:span></text:span><text:span text:style-name="Strong_20_Emphasis"> :</text:span></text:p>
      <text:p text:style-name="Text_20_body">La méthode getParam permet de récupérer la valeur d'un paramètre d'une application. La déclaration de ce paramètre se fait dans le fichier MONAPPLI_init.php.ini. Exemple : </text:p>
      <text:p text:style-name="Preformatted_20_Text">$N = getParam("Name_of_the_parameter", "0.5");<text:line-break/></text:p>
      <text:p text:style-name="Text_20_body">$N prendra pour valeur :</text:p>
      <text:list xml:id="list620276657" text:style-name="List_20_1">
        <text:list-item>
          <text:p text:style-name="P2">celle du paramètre nommé “Name_of_the_parameter” </text:p>
        </text:list-item>
        <text:list-item>
          <text:p text:style-name="P2">ou 0.5 si l'accès à la valeur de ce paramètre échoue.</text:p>
        </text:list-item>
      </text:list>
      <text:p text:style-name="Text_20_body"/>
      <text:h text:style-name="Heading_20_3" text:outline-level="3"><text:bookmark-start text:name="consultation_de_documents_getvalue_gettvalue_et_gettdoc"/>Consultation de documents (getValue, getTValue et getTDoc)<text:bookmark-end text:name="consultation_de_documents_getvalue_gettvalue_et_gettdoc"/></text:h>
      <text:p text:style-name="Text_20_body">Une fois assuré de la validité du document, la consultation des données du document peut avoir lieu. Les informations portées par le document appartiennent à 2 catégories : </text:p>
      <text:list xml:id="list849722525" text:style-name="Numbering_20_1">
        <text:list-item>
          <text:p text:style-name="P3">les propriétés : présentent pour tout document <text:note text:id="ftn1" text:note-class="footnote"><text:note-citation>1</text:note-citation><text:note-body><text:p text:style-name="Footnote">ce sont les attributs de la classe Doc</text:p></text:note-body></text:note></text:p>
        </text:list-item>
        <text:list-item>
          <text:p text:style-name="P3">les attributs : définis pour une classe de document et hérités par les classes dérivées.</text:p>
        </text:list-item>
      </text:list>
      <text:h text:style-name="Heading_20_4" text:outline-level="4"><text:bookmark-start text:name="les_proprietes_remarquables"/><text:soft-page-break/>Les propriétés remarquables<text:bookmark-end text:name="les_proprietes_remarquables"/></text:h>
      <table:table table:name="Tableau1" table:style-name="Tableau1">
        <table:table-column table:style-name="Tableau1.A"/>
        <table:table-column table:style-name="Tableau1.B"/>
        <table:table-row>
          <table:table-cell table:style-name="Tableau1.A1" office:value-type="string">
            <text:p text:style-name="Table_20_Heading">id </text:p>
          </table:table-cell>
          <table:table-cell table:style-name="Tableau1.A1" office:value-type="string">
            <text:p text:style-name="P1">Identifiant unique du document </text:p>
          </table:table-cell>
        </table:table-row>
        <table:table-row>
          <table:table-cell table:style-name="Tableau1.A1" office:value-type="string">
            <text:p text:style-name="Table_20_Heading">owner </text:p>
          </table:table-cell>
          <table:table-cell table:style-name="Tableau1.A1" office:value-type="string">
            <text:p text:style-name="P1">Identifiant système de l'utilisateur </text:p>
          </table:table-cell>
        </table:table-row>
        <table:table-row>
          <table:table-cell table:style-name="Tableau1.A1" office:value-type="string">
            <text:p text:style-name="Table_20_Heading">title </text:p>
          </table:table-cell>
          <table:table-cell table:style-name="Tableau1.A1" office:value-type="string">
            <text:p text:style-name="P1">Titre du document </text:p>
          </table:table-cell>
        </table:table-row>
        <table:table-row>
          <table:table-cell table:style-name="Tableau1.A1" office:value-type="string">
            <text:p text:style-name="Table_20_Heading">revision </text:p>
          </table:table-cell>
          <table:table-cell table:style-name="Tableau1.A1" office:value-type="string">
            <text:p text:style-name="P1">numéro de révision : 0 est la première révision </text:p>
          </table:table-cell>
        </table:table-row>
        <table:table-row>
          <table:table-cell table:style-name="Tableau1.A1" office:value-type="string">
            <text:p text:style-name="Table_20_Heading">version </text:p>
          </table:table-cell>
          <table:table-cell table:style-name="Tableau1.A1" office:value-type="string">
            <text:p text:style-name="P1">libellé de la version : vide par défaut </text:p>
          </table:table-cell>
        </table:table-row>
        <table:table-row>
          <table:table-cell table:style-name="Tableau1.A1" office:value-type="string">
            <text:p text:style-name="Table_20_Heading">initid </text:p>
          </table:table-cell>
          <table:table-cell table:style-name="Tableau1.A1" office:value-type="string">
            <text:p text:style-name="P1">Identifiant initial = identifiant de la révision 0 </text:p>
          </table:table-cell>
        </table:table-row>
        <table:table-row>
          <table:table-cell table:style-name="Tableau1.A1" office:value-type="string">
            <text:p text:style-name="Table_20_Heading">fromid </text:p>
          </table:table-cell>
          <table:table-cell table:style-name="Tableau1.A1" office:value-type="string">
            <text:p text:style-name="P1">Identifiant de la famille d'appartenance</text:p>
          </table:table-cell>
        </table:table-row>
        <table:table-row>
          <table:table-cell table:style-name="Tableau1.A1" office:value-type="string">
            <text:p text:style-name="Table_20_Heading">doctype </text:p>
          </table:table-cell>
          <table:table-cell table:style-name="Tableau1.A1" office:value-type="string">
            <text:p text:style-name="P1">Type de document 'F' (Normal), 'D' Dossier, 'S' Recherche, 'P' Profil, 'T' Temporaire, 'Z' Zombie, 'W' Cycle de vie, 'C' Famille (C pour Class) </text:p>
          </table:table-cell>
        </table:table-row>
        <table:table-row>
          <table:table-cell table:style-name="Tableau1.A1" office:value-type="string">
            <text:p text:style-name="Table_20_Heading">locked </text:p>
          </table:table-cell>
          <table:table-cell table:style-name="Tableau1.A1" office:value-type="string">
            <text:p text:style-name="P1">Chiffre négatif = Identifiant de l'utilisateur ayant verrouillé le document (Le verrou est supprimé automatiquement à la fermeture de Firefox et par un script lancé toute les nuits). Chiffre positif = Document verrouillé manuellement par l'utilisateur. 0 = Pas de verrou. -1 = Document révisé (figé). </text:p>
          </table:table-cell>
        </table:table-row>
        <table:table-row>
          <table:table-cell table:style-name="Tableau1.A1" office:value-type="string">
            <text:p text:style-name="Table_20_Heading">allocated </text:p>
          </table:table-cell>
          <table:table-cell table:style-name="Tableau1.A1" office:value-type="string">
            <text:p text:style-name="P1">Identifiant de l'utilisateur alloué au document </text:p>
          </table:table-cell>
        </table:table-row>
        <table:table-row>
          <table:table-cell table:style-name="Tableau1.A1" office:value-type="string">
            <text:p text:style-name="Table_20_Heading">icon </text:p>
          </table:table-cell>
          <table:table-cell table:style-name="Tableau1.A1" office:value-type="string">
            <text:p text:style-name="P1">référence au fichier icon : référence locale ou référence VAULT </text:p>
          </table:table-cell>
        </table:table-row>
        <table:table-row>
          <table:table-cell table:style-name="Tableau1.A1" office:value-type="string">
            <text:p text:style-name="Table_20_Heading">lmodify </text:p>
          </table:table-cell>
          <table:table-cell table:style-name="Tableau1.A1" office:value-type="string">
            <text:p text:style-name="P1">Y = Le document a été modifié depuis la dernière révision. L = Révision N-1. N = Document révisé mais non modifié </text:p>
          </table:table-cell>
        </table:table-row>
        <table:table-row>
          <table:table-cell table:style-name="Tableau1.A1" office:value-type="string">
            <text:p text:style-name="Table_20_Heading">profid </text:p>
          </table:table-cell>
          <table:table-cell table:style-name="Tableau1.A1" office:value-type="string">
            <text:p text:style-name="P1">Identifiant du profil de document. Chiffre négatif = Profil non activé. Si identique à l'id du document = contrôle dédié. Vide = Pas de profil. Chiffre positif = profil actif </text:p>
          </table:table-cell>
        </table:table-row>
        <table:table-row>
          <table:table-cell table:style-name="Tableau1.A1" office:value-type="string">
            <text:p text:style-name="Table_20_Heading">attrids </text:p>
          </table:table-cell>
          <table:table-cell table:style-name="Tableau1.A1" office:value-type="string">
            <text:p text:style-name="P1">Concaténation des noms attributs valués </text:p>
          </table:table-cell>
        </table:table-row>
        <table:table-row>
          <table:table-cell table:style-name="Tableau1.A1" office:value-type="string">
            <text:p text:style-name="Table_20_Heading">values </text:p>
          </table:table-cell>
          <table:table-cell table:style-name="Tableau1.A1" office:value-type="string">
            <text:p text:style-name="P1">Concaténation des valeurs des attributs valués (différent de vide) </text:p>
          </table:table-cell>
        </table:table-row>
        <table:table-row>
          <table:table-cell table:style-name="Tableau1.A1" office:value-type="string">
            <text:p text:style-name="Table_20_Heading">usefor </text:p>
          </table:table-cell>
          <table:table-cell table:style-name="Tableau1.A1" office:value-type="string">
            <text:p text:style-name="P1">type d'utilisation (obsolète) </text:p>
          </table:table-cell>
        </table:table-row>
        <table:table-row>
          <table:table-cell table:style-name="Tableau1.A1" office:value-type="string">
            <text:p text:style-name="Table_20_Heading">cdate </text:p>
          </table:table-cell>
          <table:table-cell table:style-name="Tableau1.A1" office:value-type="string">
            <text:p text:style-name="P1">date de création de la révision. La date de création du document est celle de la révision 0 </text:p>
          </table:table-cell>
        </table:table-row>
        <table:table-row>
          <table:table-cell table:style-name="Tableau1.A1" office:value-type="string">
            <text:p text:style-name="Table_20_Heading">adate </text:p>
          </table:table-cell>
          <table:table-cell table:style-name="Tableau1.A1" office:value-type="string">
            <text:p text:style-name="P1">date de dernier accès </text:p>
          </table:table-cell>
        </table:table-row>
        <table:table-row>
          <table:table-cell table:style-name="Tableau1.A1" office:value-type="string">
            <text:p text:style-name="Table_20_Heading">revdate </text:p>
          </table:table-cell>
          <table:table-cell table:style-name="Tableau1.A1" office:value-type="string">
            <text:p text:style-name="P1">date de dernière modification ou date de révision dans le cas d'un document révisé </text:p>
          </table:table-cell>
        </table:table-row>
        <text:soft-page-break/>
        <table:table-row>
          <table:table-cell table:style-name="Tableau1.A1" office:value-type="string">
            <text:p text:style-name="Table_20_Heading">comment </text:p>
          </table:table-cell>
          <table:table-cell table:style-name="Tableau1.A1" office:value-type="string">
            <text:p text:style-name="P1">commentaire de révision (obsolète) ⇒ voir Objet DocHisto </text:p>
          </table:table-cell>
        </table:table-row>
        <table:table-row>
          <table:table-cell table:style-name="Tableau1.A1" office:value-type="string">
            <text:p text:style-name="Table_20_Heading">classname </text:p>
          </table:table-cell>
          <table:table-cell table:style-name="Tableau1.A1" office:value-type="string">
            <text:p text:style-name="P1">Classe du document - Utilisé seulement pour les cycles de vie</text:p>
          </table:table-cell>
        </table:table-row>
        <table:table-row>
          <table:table-cell table:style-name="Tableau1.A1" office:value-type="string">
            <text:p text:style-name="Table_20_Heading">state </text:p>
          </table:table-cell>
          <table:table-cell table:style-name="Tableau1.A1" office:value-type="string">
            <text:p text:style-name="P1">état du document ou référence à un identifiant de document 'état libre' </text:p>
          </table:table-cell>
        </table:table-row>
        <table:table-row>
          <table:table-cell table:style-name="Tableau1.A1" office:value-type="string">
            <text:p text:style-name="Table_20_Heading">wid </text:p>
          </table:table-cell>
          <table:table-cell table:style-name="Tableau1.A1" office:value-type="string">
            <text:p text:style-name="P1">identifiant du document cycle de vie </text:p>
          </table:table-cell>
        </table:table-row>
        <table:table-row>
          <table:table-cell table:style-name="Tableau1.A1" office:value-type="string">
            <text:p text:style-name="Table_20_Heading">postitid </text:p>
          </table:table-cell>
          <table:table-cell table:style-name="Tableau1.A1" office:value-type="string">
            <text:p text:style-name="P1">identifiant du document 'note' </text:p>
          </table:table-cell>
        </table:table-row>
        <table:table-row>
          <table:table-cell table:style-name="Tableau1.A1" office:value-type="string">
            <text:p text:style-name="Table_20_Heading">cvid </text:p>
          </table:table-cell>
          <table:table-cell table:style-name="Tableau1.A1" office:value-type="string">
            <text:p text:style-name="P1">identifiant du document contrôle de vue </text:p>
          </table:table-cell>
        </table:table-row>
        <table:table-row>
          <table:table-cell table:style-name="Tableau1.A1" office:value-type="string">
            <text:p text:style-name="Table_20_Heading">name </text:p>
          </table:table-cell>
          <table:table-cell table:style-name="Tableau1.A1" office:value-type="string">
            <text:p text:style-name="P1">identifiant <text:span text:style-name="Emphasis">logique</text:span> du document </text:p>
          </table:table-cell>
        </table:table-row>
        <table:table-row>
          <table:table-cell table:style-name="Tableau1.A1" office:value-type="string">
            <text:p text:style-name="Table_20_Heading">dprofid </text:p>
          </table:table-cell>
          <table:table-cell table:style-name="Tableau1.A1" office:value-type="string">
            <text:p text:style-name="P1">Identifiant utilisé pour les profils dynamiques. Si le document à un profid alors le profid est égale à l'id. </text:p>
          </table:table-cell>
        </table:table-row>
        <table:table-row>
          <table:table-cell table:style-name="Tableau1.A1" office:value-type="string">
            <text:p text:style-name="Table_20_Heading">atags </text:p>
          </table:table-cell>
          <table:table-cell table:style-name="Tableau1.A1" office:value-type="string">
            <text:p text:style-name="P1">balises applicatives (Tags positionnés sur le document) </text:p>
          </table:table-cell>
        </table:table-row>
        <table:table-row>
          <table:table-cell table:style-name="Tableau1.A1" office:value-type="string">
            <text:p text:style-name="Table_20_Heading">prelid </text:p>
          </table:table-cell>
          <table:table-cell table:style-name="Tableau1.A1" office:value-type="string">
            <text:p text:style-name="P1">identifiant du document (dossier) de relation primaire (généralement le dossier parent) </text:p>
          </table:table-cell>
        </table:table-row>
        <table:table-row>
          <table:table-cell table:style-name="Tableau1.A1" office:value-type="string">
            <text:p text:style-name="Table_20_Heading">confidential </text:p>
          </table:table-cell>
          <table:table-cell table:style-name="Tableau1.A1" office:value-type="string">
            <text:p text:style-name="P1">=1 si document confidentiel (restriction supplémentaire) </text:p>
          </table:table-cell>
        </table:table-row>
        <table:table-row>
          <table:table-cell table:style-name="Tableau1.A1" office:value-type="string">
            <text:p text:style-name="Table_20_Heading">ldapdn </text:p>
          </table:table-cell>
          <table:table-cell table:style-name="Tableau1.A1" office:value-type="string">
            <text:p text:style-name="P1">chemin LDAP dans le cas d'une copie sur un serveur LDAP </text:p>
          </table:table-cell>
        </table:table-row>
      </table:table>
      <text:p text:style-name="Text_20_body">Depuis 2.7.1</text:p>
      <table:table table:name="Tableau2" table:style-name="Tableau2">
        <table:table-column table:style-name="Tableau2.A"/>
        <table:table-column table:style-name="Tableau2.B"/>
        <table:table-row>
          <table:table-cell table:style-name="Tableau2.A1" office:value-type="string">
            <text:p text:style-name="Table_20_Heading">fulltext </text:p>
          </table:table-cell>
          <table:table-cell table:style-name="Tableau2.A1" office:value-type="string">
            <text:p text:style-name="P1">vectorisation des attributs </text:p>
          </table:table-cell>
        </table:table-row>
        <table:table-row>
          <table:table-cell table:style-name="Tableau2.A1" office:value-type="string">
            <text:p text:style-name="Table_20_Heading">svalues </text:p>
          </table:table-cell>
          <table:table-cell table:style-name="Tableau2.A1" office:value-type="string">
            <text:p text:style-name="P1">concaténation des valeurs des attributs recherchable (hors image/password/idoc) </text:p>
          </table:table-cell>
        </table:table-row>
      </table:table>
      <text:h text:style-name="Heading_20_4" text:outline-level="4"><text:bookmark-start text:name="acces_aux_proprietes_getvalue"/>Accès aux propriétés (getValue)<text:bookmark-end text:name="acces_aux_proprietes_getvalue"/></text:h>
      <text:p text:style-name="Text_20_body">L'accès aux propriétés se fait par simple accès à l'objet. L'accès aux valeurs des attributs se fait principalement par la méthode <text:span text:style-name="Source_20_Text">Doc::getValue($attrid, $default=””)</text:span>. <text:span text:style-name="Emphasis">L'identificateur de l'attribut peut être indiqué en majuscule ou en en minuscule.</text:span></text:p>
      <text:p text:style-name="Preformatted_20_Text">include_once("FDL/Class.Doc.php");<text:line-break/><text:line-break/>$docid = 38922;<text:line-break/>$dbaccess = GetParam("FREEDOM_DB");<text:line-break/>$doc = new_Doc($dbaccess, $docid);<text:line-break/>if ($doc-&gt;isAlive()) {<text:line-break/> <text:s/>// le document est valide//<text:line-break/> <text:s/>$id = $doc-&gt;id; <text:s text:c="33"/>// c'est 38922 ($docid)//<text:line-break/> <text:s/>$rev = $doc-&gt;getProperty('revision'); <text:s text:c="26"/>// le numéro de révision du document//<text:line-break/> <text:s/>$society = $doc-&gt;getValue("US_SOCIETY"); <text:s text:c="8"/>// la société du document personne intranet//<text:line-break/> <text:s/>$usermail = $doc-&gt;getValue("US_MAIL","nomail"); <text:s/>// l'email du document personne intranet//<text:line-break/> <text:s/>if ($usermail == "nomail") {<text:line-break/> <text:s text:c="3"/>// cet utilisateur n'a pas d'adresse email//<text:line-break/><text:soft-page-break/> <text:s/>}<text:line-break/> }<text:line-break/></text:p>
      <text:h text:style-name="Heading_20_4" text:outline-level="4"><text:bookmark-start text:name="recuperer_les_differentes_valeurs_d_un_attribut_multiple_gettvalue"/>Récupérer les différentes valeurs d'un attribut multiple (getTValue)<text:bookmark-end text:name="recuperer_les_differentes_valeurs_d_un_attribut_multiple_gettvalue"/></text:h>
      <text:p text:style-name="Text_20_body">La méthode <text:span text:style-name="Source_20_Text">Doc::getValue()</text:span> retourne toujours une chaîne de caractères même pour les attributs multiples (ceux qui sont dans des tableaux) ou ceux qui ont comme type <text:span text:style-name="Source_20_Text">*list</text:span> tels que <text:span text:style-name="Source_20_Text">integerlist</text:span> ou <text:span text:style-name="Source_20_Text">textlist</text:span>. Pour récupérer les différentes valeurs d'un attribut multiple, on utilise la méthode <text:span text:style-name="Source_20_Text">Doc::getTValue()</text:span>.</text:p>
      <text:p text:style-name="Preformatted_20_Text">include_once("FDL/Class.Doc.php");<text:line-break/><text:line-break/>$dbaccess=GetParam("FREEDOM_DB");<text:line-break/>$doc = new_Doc($dbaccess,38922);<text:line-break/>if ($doc-&gt;isAlive()) {<text:line-break/> <text:s/>print "[".($doc-&gt;getValue("US_IDGROUP")."]\n");<text:line-break/> <text:s/>print_r ($doc-&gt;getTValue("US_IDGROUP")); // affichage du tableau<text:line-break/> }<text:line-break/></text:p>
      <text:p text:style-name="Text_20_body">Le résultat de ce programme donne : </text:p>
      <text:p text:style-name="Preformatted_20_Text">[38981<text:line-break/> 38995<text:line-break/> 38985]<text:line-break/>Array(<text:line-break/> <text:s text:c="5"/>[0] =&gt; 38981<text:line-break/> <text:s text:c="5"/>[1] =&gt; 38995<text:line-break/> <text:s text:c="5"/>[2] =&gt; 38985<text:line-break/> <text:s text:c="5"/>)<text:line-break/> <text:s/></text:p>
      <text:p text:style-name="Text_20_body">Le premier affichage (getValue) donne la valeur sous forme de chaîne de caractère. Les différents éléments sont séparés par un retour chariot. Le deuxième affichage montre la décomposition de la valeur multiple en 3 valeurs distinctes. Ceci permet de contrôler chaque valeur plus facilement.</text:p>
      <text:p text:style-name="Text_20_body">Dans l'exemple ci-dessous, on affiche les noms des groupes d'appartenance de la personne référencée par le numéro 38922.</text:p>
      <text:p text:style-name="Preformatted_20_Text">include_once("FDL/Class.Doc.php");<text:line-break/><text:line-break/>$dbaccess=GetParam("FREEDOM_DB");<text:line-break/><text:line-break/>$doc = new_Doc($dbaccess,38922);<text:line-break/>if ($doc-&gt;isAlive()) {<text:line-break/> <text:s/>$tidgroup = $doc-&gt;getTValue("US_IDGROUP");<text:line-break/> <text:s/>foreach($tidgroup as $k=&gt;$v) {<text:line-break/> <text:s text:c="3"/>$gdoc = new_Doc($dbaccess, $v); <text:s text:c="15"/>// constitution du document groupe de personnes<text:line-break/> <text:s text:c="3"/>if ($gdoc-&gt;isAlive()) print $gdoc-&gt;getTitle()."\n"; // affichage des titres des groupes<text:line-break/> <text:s/>}<text:line-break/> }<text:line-break/></text:p>
      <text:h text:style-name="Heading_20_4" text:outline-level="4"><text:bookmark-start text:name="recuperer_un_array_complet_ou_une_ligne_de_l_array_getavalues"/>Récupérer un array complet ou une ligne de l'array (getAValues)<text:bookmark-end text:name="recuperer_un_array_complet_ou_une_ligne_de_l_array_getavalues"/></text:h>
      <text:p text:style-name="Text_20_body">getAValues permet de retourner un tableau complet de valeurs ou une rangée si l'argument index est indiqué :</text:p>
      <text:p text:style-name="Preformatted_20_Text">$t=$this-&gt;getAValues("EN_T_ANIMAUX");</text:p>
      <text:p text:style-name="Text_20_body"><text:soft-page-break/>Pour plus d'infos : <text:a xlink:type="simple" xlink:href="http://api.freedom-ecm.org/php/2.14/FREEDOM/CORE/Doc.html#getAValues">methodGetAValues</text:a></text:p>
      <text:h text:style-name="Heading_20_4" text:outline-level="4"><text:bookmark-start text:name="acces_a_l_ensemble_des_attributs_getvalues"/>Accès à l'ensemble des attributs (getValues)<text:bookmark-end text:name="acces_a_l_ensemble_des_attributs_getvalues"/></text:h>
      <text:p text:style-name="Text_20_body">Pour avoir l'ensemble des valeurs des attributs d'un document, on utilise la méthode <text:span text:style-name="Source_20_Text">Doc::getValues()</text:span>. Cette méthode retourne les valeurs (sous forme de chaîne de caractères) de tous les attributs du documents. Les index du tableau retourné sont les identificateurs des attributs.</text:p>
      <text:p text:style-name="Preformatted_20_Text">include_once("FDL/Class.Doc.php");<text:line-break/><text:line-break/>$dbaccess=GetParam("FREEDOM_DB");<text:line-break/>$doc = new_Doc($dbaccess,38922);<text:line-break/>if ($doc-&gt;isAlive()) {<text:line-break/> <text:s/>$tvalues = $doc-&gt;getValues();<text:line-break/> <text:s/>foreach($tvalues as $k=&gt;$v) {<text:line-break/> <text:s text:c="3"/>if ($v != "") print "$k : $v\n"; // affiche les valeurs non nulles<text:line-break/> <text:s/>}<text:line-break/> }<text:line-break/></text:p>
      <text:p text:style-name="Text_20_body">Cet exemple retourne toutes les valeurs non nulles des attributs. Le résultat produit est le suivant : </text:p>
      <text:p text:style-name="Preformatted_20_Text">us_lname : martin<text:line-break/>us_fname : jean<text:line-break/>us_mail : jean.martin@i-cesam.com<text:line-break/>us_login : jean.martin<text:line-break/>us_passwd : Vto9bHWMZGSPw<text:line-break/>us_whatid : 54<text:line-break/>us_group : default group<text:line-break/>Groupe Incident<text:line-break/>Groupe Technique<text:line-break/>us_idgroup : 38981<text:line-break/>38995<text:line-break/>38985<text:line-break/></text:p>
      <text:h text:style-name="Heading_20_4" text:outline-level="4"><text:bookmark-start text:name="acces_aux_valeurs_des_documents_gettdoc"/>Accès aux valeurs des documents (getTdoc)<text:bookmark-end text:name="acces_aux_valeurs_des_documents_gettdoc"/></text:h>
      <text:p text:style-name="Text_20_body">Afin d'optimiser l'accès aux documents, on peut utiliser la fonction <text:span text:style-name="Source_20_Text">getTdoc()</text:span> pour récupérer l'ensemble des valeurs d'un document. Cette fonction ne retourne pas un objet documentaire mais simplement un tableau de valeur des propriétés et attributs.</text:p>
      <text:p text:style-name="Preformatted_20_Text">include_once("FDL/Class.Doc.php");<text:line-break/><text:line-break/>$dbaccess=GetParam("FREEDOM_DB");<text:line-break/>$tdoc = getTDoc($dbaccess,38922); // tableau de valeurs//<text:line-break/>if ($tdoc) {<text:line-break/> <text:s/>foreach($tdoc as $k=&gt;$v) {<text:line-break/> <text:s text:c="3"/>if ($v != "") print "$k : $v\n"; // affiche les valeurs non nulles<text:line-break/> <text:s/>}<text:line-break/>}<text:line-break/></text:p>
      <text:p text:style-name="Text_20_body"/>
      <text:h text:style-name="Heading_20_3" text:outline-level="3"><text:bookmark-start text:name="modification_de_documents_setvalue_getvalues_et_deletevalue"/>Modification de documents (setValue, getValues et deleteValue)<text:bookmark-end text:name="modification_de_documents_setvalue_getvalues_et_deletevalue"/></text:h>
      <text:p text:style-name="Text_20_body">La méthode Doc::setValue($attrid, $val) sert à modifier les valeurs d'un document. Cette méthode de mets pas à jour directement en base mais <text:soft-page-break/>uniquement dans l'objet document. La modification effective en base de données est faite par l'appel à la méthode DbObj::save().</text:p>
      <text:p text:style-name="Preformatted_20_Text">include_once("FDL/Class.Doc.php");<text:line-break/><text:line-break/>$dbaccess=GetParam("FREEDOM_DB");<text:line-break/>$doc = new_Doc($dbaccess,38922);<text:line-break/>if ($doc-&gt;isAlive()) {<text:line-break/> <text:s/>$doc-&gt;setValue("US_ROLE","responsable développement logiciel");<text:line-break/> <text:s/>$err = $doc-&gt;save(); // affectation des valeurs dans la base de données//<text:line-break/> <text:s/>if ($err != "") {<text:line-break/> <text:s text:c="3"/>print $err; // l'utilisateur n'a probablement pas le droit de modifier ce document//<text:line-break/> <text:s/>} else {<text:line-break/> <text:s text:c="3"/>$tvalues = $doc-&gt;getValues();<text:line-break/> <text:s text:c="3"/>foreach($tvalues as $k=&gt;$v) {<text:line-break/> <text:s text:c="5"/>if ($v != "") print "$k : $v\n";<text:line-break/> <text:s text:c="3"/>}<text:line-break/> <text:s/>}<text:line-break/> }<text:line-break/></text:p>
      <text:p text:style-name="Text_20_body">Le résultat indique que l'attribut US_ROLE a maintenant une nouvelle valeur : </text:p>
      <text:p text:style-name="Preformatted_20_Text">us_lname : martin<text:line-break/>us_fname : jean<text:line-break/>us_mail : jean.martin@somewhere.com<text:line-break/>us_login : jean.martin<text:line-break/>us_passwd : Vto9bHWMZGSPw<text:line-break/>us_whatid : 54<text:line-break/>us_group : default group<text:line-break/>Groupe Incident<text:line-break/>Groupe Technique<text:line-break/>us_idgroup : 38981<text:line-break/>38995<text:line-break/>38985<text:line-break/>us_role : responsable développement logiciel<text:line-break/></text:p>
      <text:p text:style-name="Text_20_body">Si la valeur passée en paramètre de setValue est une chaîne vide, la modification est ignorée. Pour supprimer une valeur, il faut utiliser la méthode deleteValue.</text:p>
      <text:p text:style-name="Preformatted_20_Text">include_once("FDL/Class.Doc.php");<text:line-break/>$dbaccess=GetParam("FREEDOM_DB");<text:line-break/>$doc = new_Doc($dbaccess,38922);<text:line-break/>if ($doc-&gt;isAlive()) {<text:line-break/> <text:s/>$doc-&gt;deleteValue("US_ROLE"); //// suppression du rôle//<text:line-break/> <text:s/>$err = $doc-&gt;save(); //// affectation des valeurs dans la base de données//<text:line-break/> <text:s/>if ($err != "") {<text:line-break/> <text:s text:c="3"/>print $err; //// l'utilisateur n'a probablement pas le droit de modifier ce document//<text:line-break/> <text:s/>}<text:line-break/> }<text:line-break/></text:p>
      <text:p text:style-name="Text_20_body"/>
      <text:h text:style-name="Heading_20_3" text:outline-level="3"><text:bookmark-start text:name="creation_de_documents_createdoc"/>Création de documents (createDoc)<text:bookmark-end text:name="creation_de_documents_createdoc"/></text:h>
      <text:p text:style-name="Text_20_body">La création d'un document vide (sans valeur) se fait par l'appel à la fonction <text:span text:style-name="Source_20_Text">createDoc()</text:span>. Cette fonction permet d'initialiser un objet document en précisant sa famille. Le document retourné contient les valeurs par défaut de la famille ainsi que le profil d'accès par défaut.</text:p>
      <text:p text:style-name="Preformatted_20_Text"><text:soft-page-break/><text:span text:style-name="keyword0_5f_php">include_once</text:span><text:span text:style-name="symbol0_5f_php">(</text:span><text:span text:style-name="string_5f_php">"FDL/Class.Doc.php"</text:span><text:span text:style-name="symbol0_5f_php">);</text:span></text:p>
      <text:p text:style-name="Preformatted_20_Text"/>
      <text:p text:style-name="Preformatted_20_Text"><text:span text:style-name="regexp0_5f_php">$dbaccess</text:span><text:span text:style-name="symbol0_5f_php">=</text:span>GetParam<text:span text:style-name="symbol0_5f_php">(</text:span><text:span text:style-name="string_5f_php">"FREEDOM_DB"</text:span><text:span text:style-name="symbol0_5f_php">);</text:span></text:p>
      <text:p text:style-name="Preformatted_20_Text"><text:span text:style-name="regexp0_5f_php">$doc</text:span> <text:span text:style-name="symbol0_5f_php">=</text:span> createDoc<text:span text:style-name="symbol0_5f_php">(</text:span><text:span text:style-name="regexp0_5f_php">$dbaccess</text:span><text:span text:style-name="symbol0_5f_php">,</text:span><text:span text:style-name="string_5f_php">"USER"</text:span><text:span text:style-name="symbol0_5f_php">);</text:span></text:p>
      <text:p text:style-name="Preformatted_20_Text"><text:span text:style-name="keyword0_5f_php">if</text:span> <text:span text:style-name="symbol0_5f_php">(</text:span><text:span text:style-name="regexp0_5f_php">$doc</text:span> <text:span text:style-name="symbol0_5f_php">===</text:span> <text:span text:style-name="keyword1_5f_php">false</text:span><text:span text:style-name="symbol0_5f_php">)</text:span> <text:span text:style-name="symbol0_5f_php">{</text:span></text:p>
      <text:p text:style-name="Preformatted_20_Text"><text:s text:c="2"/><text:span text:style-name="comment0_5f_php">// l'utilisateur n'est pas habilité à créer ce type de document//</text:span></text:p>
      <text:p text:style-name="Preformatted_20_Text"><text:s/><text:span text:style-name="symbol0_5f_php">}</text:span> <text:span text:style-name="keyword0_5f_php">else</text:span> <text:span text:style-name="symbol0_5f_php">{</text:span></text:p>
      <text:p text:style-name="Preformatted_20_Text"><text:s text:c="2"/><text:span text:style-name="comment0_5f_php">// l'objet doc120 (USER) est créé//</text:span></text:p>
      <text:p text:style-name="Preformatted_20_Text"><text:s text:c="2"/><text:span text:style-name="regexp0_5f_php">$err</text:span><text:span text:style-name="symbol0_5f_php">=</text:span><text:span text:style-name="regexp0_5f_php">$doc</text:span><text:span text:style-name="symbol0_5f_php">-&gt;</text:span>setValue<text:span text:style-name="symbol0_5f_php">(</text:span><text:span text:style-name="string_5f_php">"us_fname"</text:span><text:span text:style-name="symbol0_5f_php">,</text:span><text:span text:style-name="string_5f_php">"Paul"</text:span><text:span text:style-name="symbol0_5f_php">);</text:span></text:p>
      <text:p text:style-name="Preformatted_20_Text"><text:s text:c="2"/><text:span text:style-name="keyword0_5f_php">if</text:span> <text:span text:style-name="symbol0_5f_php">(!</text:span> <text:span text:style-name="regexp0_5f_php">$err</text:span><text:span text:style-name="symbol0_5f_php">)</text:span> <text:span text:style-name="regexp0_5f_php">$err</text:span> <text:span text:style-name="symbol0_5f_php">=</text:span> <text:span text:style-name="regexp0_5f_php">$doc</text:span><text:span text:style-name="symbol0_5f_php">-&gt;</text:span>setValue<text:span text:style-name="symbol0_5f_php">(</text:span><text:span text:style-name="string_5f_php">"us_lname"</text:span><text:span text:style-name="symbol0_5f_php">,</text:span><text:span text:style-name="string_5f_php">"Dujardin"</text:span><text:span text:style-name="symbol0_5f_php">);</text:span></text:p>
      <text:p text:style-name="Preformatted_20_Text"><text:s text:c="2"/><text:span text:style-name="keyword0_5f_php">if</text:span> <text:span text:style-name="symbol0_5f_php">(!</text:span> <text:span text:style-name="regexp0_5f_php">$err</text:span><text:span text:style-name="symbol0_5f_php">)</text:span> <text:span text:style-name="regexp0_5f_php">$err</text:span> <text:span text:style-name="symbol0_5f_php">=</text:span> <text:span text:style-name="regexp0_5f_php">$doc</text:span><text:span text:style-name="symbol0_5f_php">-&gt;</text:span>fullAdd(<text:span text:style-name="symbol0_5f_php">);</text:span></text:p>
      <text:p text:style-name="Preformatted_20_Text"><text:s text:c="2"/><text:span text:style-name="keyword0_5f_php">if</text:span> <text:span text:style-name="symbol0_5f_php">(</text:span><text:span text:style-name="regexp0_5f_php">$err</text:span> <text:span text:style-name="symbol0_5f_php">!=</text:span> <text:span text:style-name="string_5f_php">""</text:span><text:span text:style-name="symbol0_5f_php">)</text:span> <text:span text:style-name="symbol0_5f_php">{</text:span></text:p>
      <text:p text:style-name="Preformatted_20_Text"><text:s text:c="4"/><text:span text:style-name="comment0_5f_php">// erreur à la création en base//</text:span></text:p>
      <text:p text:style-name="Preformatted_20_Text"><text:s text:c="4"/><text:span text:style-name="keyword2_5f_php">print</text:span> <text:span text:style-name="regexp0_5f_php">$err</text:span><text:span text:style-name="symbol0_5f_php">;</text:span></text:p>
      <text:p text:style-name="Preformatted_20_Text"><text:s text:c="2"/><text:span text:style-name="symbol0_5f_php">}</text:span> <text:span text:style-name="keyword0_5f_php">else</text:span> <text:span text:style-name="symbol0_5f_php">{</text:span></text:p>
      <text:p text:style-name="Preformatted_20_Text"><text:s text:c="4"/><text:span text:style-name="comment0_5f_php">// nouveau document en base//</text:span></text:p>
      <text:p text:style-name="Preformatted_20_Text"><text:s text:c="4"/><text:span text:style-name="keyword2_5f_php">print</text:span> <text:span text:style-name="string_5f_php">"nouvel identifiant :"</text:span><text:span text:style-name="symbol0_5f_php">.</text:span><text:span text:style-name="regexp0_5f_php">$doc</text:span><text:span text:style-name="symbol0_5f_php">-&gt;</text:span>id<text:span text:style-name="symbol0_5f_php">.</text:span> <text:span text:style-name="string_5f_php">"</text:span><text:span text:style-name="escaped_5f_php">\n</text:span><text:span text:style-name="string_5f_php">objet :"</text:span><text:span text:style-name="symbol0_5f_php">.</text:span><text:span text:style-name="keyword2_5f_php">get_class</text:span><text:span text:style-name="symbol0_5f_php">(</text:span><text:span text:style-name="regexp0_5f_php">$doc</text:span><text:span text:style-name="symbol0_5f_php">).</text:span></text:p>
      <text:p text:style-name="Preformatted_20_Text"><text:s text:c="6"/><text:span text:style-name="string_5f_php">"</text:span><text:span text:style-name="escaped_5f_php">\n</text:span><text:span text:style-name="string_5f_php">titre :"</text:span><text:span text:style-name="symbol0_5f_php">.</text:span><text:span text:style-name="regexp0_5f_php">$doc</text:span><text:span text:style-name="symbol0_5f_php">-&gt;</text:span>getTitle<text:span text:style-name="symbol0_5f_php">();</text:span></text:p>
      <text:p text:style-name="Preformatted_20_Text"><text:s text:c="2"/><text:span text:style-name="symbol0_5f_php">}</text:span></text:p>
      <text:p text:style-name="Preformatted_20_Text"><text:s/><text:span text:style-name="symbol0_5f_php">}</text:span></text:p>
      <text:p text:style-name="Text_20_body">Ce programme crée un nouveau document vide de la famille USER (personne). Le résultat de cet exemple est le suivant : </text:p>
      <text:p text:style-name="Preformatted_20_Text">nouvel identifiant :39692<text:line-break/><text:line-break/>objet :_USER<text:line-break/><text:line-break/>titre :Dujardin 39692<text:line-break/></text:p>
      <text:p text:style-name="Text_20_body"/>
      <text:p text:style-name="Text_20_body">La méthode doc::fullAdd() vérifie les contraintes<text:note text:id="ftn2" text:note-class="footnote"><text:note-citation>2</text:note-citation><text:note-body><text:p text:style-name="Footnote">Voir chapitre "contraintes"</text:p></text:note-body></text:note> d'attributs. Si les contraintes ne sont pas respectées le document n'est pas créé. Toutefois il est possible de ne pas tenir compte des contraintes en utilisant le paramétrage suivant :</text:p>
      <text:p text:style-name="Preformatted_20_Text"><text:span text:style-name="regexp0_5f_php">$du</text:span><text:span text:style-name="symbol0_5f_php">=</text:span>createDoc<text:span text:style-name="symbol0_5f_php">(</text:span><text:span text:style-name="string_5f_php">""</text:span><text:span text:style-name="symbol0_5f_php">,</text:span><text:span text:style-name="string_5f_php">"MYTEST"</text:span><text:span text:style-name="symbol0_5f_php">);</text:span></text:p>
      <text:p text:style-name="Preformatted_20_Text"><text:s text:c="2"/><text:span text:style-name="keyword0_5f_php">if</text:span> <text:span text:style-name="symbol0_5f_php">(</text:span><text:span text:style-name="regexp0_5f_php">$du</text:span><text:span text:style-name="symbol0_5f_php">)</text:span> <text:span text:style-name="symbol0_5f_php">{</text:span></text:p>
      <text:p text:style-name="Preformatted_20_Text"><text:s text:c="4"/><text:span text:style-name="regexp0_5f_php">$du</text:span><text:span text:style-name="symbol0_5f_php">-&gt;</text:span>setValue<text:span text:style-name="symbol0_5f_php">(</text:span><text:span text:style-name="string_5f_php">"tst_ref"</text:span><text:span text:style-name="symbol0_5f_php">,</text:span><text:span text:style-name="string_5f_php">"45X67"</text:span><text:span text:style-name="symbol0_5f_php">);</text:span></text:p>
      <text:p text:style-name="Preformatted_20_Text"><text:s text:c="4"/><text:span text:style-name="regexp0_5f_php">$skipConstraint</text:span><text:span text:style-name="symbol0_5f_php">=</text:span><text:span text:style-name="keyword1_5f_php">false</text:span><text:span text:style-name="symbol0_5f_php">;</text:span></text:p>
      <text:p text:style-name="Preformatted_20_Text"><text:s text:c="4"/><text:span text:style-name="regexp0_5f_php">$err</text:span><text:span text:style-name="symbol0_5f_php">=</text:span><text:span text:style-name="regexp0_5f_php">$du</text:span><text:span text:style-name="symbol0_5f_php">-&gt;fullAdd(</text:span><text:span text:style-name="regexp0_5f_php">$info</text:span><text:span text:style-name="symbol0_5f_php">,</text:span> <text:span text:style-name="regexp0_5f_php">$skipConstraint</text:span><text:span text:style-name="symbol0_5f_php">);</text:span></text:p>
      <text:p text:style-name="Preformatted_20_Text"><text:s text:c="4"/><text:span text:style-name="keyword2_5f_php">print_r</text:span><text:span text:style-name="symbol0_5f_php">(</text:span><text:span text:style-name="regexp0_5f_php">$info</text:span><text:span text:style-name="symbol0_5f_php">);</text:span></text:p>
      <text:p text:style-name="Preformatted_20_Text"><text:span text:style-name="symbol0_5f_php">}</text:span></text:p>
      <text:p text:style-name="Text_20_body">Ici nous avons posé une contrainte d'unicité sur l'attribut "tst_ref". Supposons qu'un document de même référence existe déjà.</text:p>
      <text:p text:style-name="Text_20_body">Résultat de $info sans contrainte :</text:p>
      <text:p text:style-name="Preformatted_20_Text">stdClass Object </text:p>
      <text:p text:style-name="Preformatted_20_Text">( </text:p>
      <text:p text:style-name="Preformatted_20_Text"><text:s text:c="4"/>[constraint] =&gt; </text:p>
      <text:p text:style-name="Preformatted_20_Text"><text:s text:c="4"/>[refresh] =&gt; problème de référence</text:p>
      <text:p text:style-name="Preformatted_20_Text"><text:s text:c="4"/>[postModify] =&gt; cette référence existe</text:p>
      <text:p text:style-name="Preformatted_20_Text"><text:s text:c="4"/>[error] =&gt; </text:p>
      <text:p text:style-name="Preformatted_20_Text">) </text:p>
      <text:p text:style-name="Text_20_body">Dans ce cas le document est bien créé malgré les contraintes</text:p>
      <text:p text:style-name="Text_20_body"/>
      <text:p text:style-name="Text_20_body">Résultat de $info avec contrainte</text:p>
      <text:p text:style-name="Preformatted_20_Text">stdClass Object </text:p>
      <text:p text:style-name="Preformatted_20_Text">( </text:p>
      <text:p text:style-name="Preformatted_20_Text"><text:soft-page-break/><text:s text:c="4"/>[constraint] =&gt; Array </text:p>
      <text:p text:style-name="Preformatted_20_Text"><text:s text:c="8"/>( </text:p>
      <text:p text:style-name="Preformatted_20_Text"><text:s text:c="12"/>[tst_ref] =&gt; Array </text:p>
      <text:p text:style-name="Preformatted_20_Text"><text:s text:c="16"/>( </text:p>
      <text:p text:style-name="Preformatted_20_Text"><text:s text:c="20"/>[id] =&gt; tst_ref </text:p>
      <text:p text:style-name="Preformatted_20_Text"><text:s text:c="20"/>[label] =&gt; référence </text:p>
      <text:p text:style-name="Preformatted_20_Text"><text:s text:c="20"/>[pid] =&gt; tst_fr_ident</text:p>
      <text:p text:style-name="Preformatted_20_Text"><text:s text:c="20"/>[sug] =&gt; Array </text:p>
      <text:p text:style-name="Preformatted_20_Text"><text:s text:c="24"/>( </text:p>
      <text:p text:style-name="Preformatted_20_Text"><text:s text:c="24"/>) </text:p>
      <text:p text:style-name="Preformatted_20_Text"><text:s text:c="20"/>[err] =&gt; référence déjà utilisé </text:p>
      <text:p text:style-name="Preformatted_20_Text"><text:s text:c="16"/>) </text:p>
      <text:p text:style-name="Preformatted_20_Text"><text:s text:c="8"/>) </text:p>
      <text:p text:style-name="Preformatted_20_Text"><text:s text:c="4"/>[error] =&gt; référence déjà utilisé </text:p>
      <text:p text:style-name="Preformatted_20_Text">) </text:p>
      <text:p text:style-name="Text_20_body">Dans ce cas le document n'est pas créé.</text:p>
      <text:p text:style-name="Text_20_body">La création de document peut aussi ce faire pour duplication d'un autre document. Pour cela on utilise la méthode <text:span text:style-name="Source_20_Text">Doc::copy()</text:span>.</text:p>
      <text:p text:style-name="Preformatted_20_Text">include_once("FDL/Class.Doc.php");<text:line-break/>$dbaccess=GetParam("FREEDOM_DB");<text:line-break/><text:line-break/>$doc = new_Doc($dbaccess,38922);<text:line-break/><text:line-break/>if ($doc-&gt;isAlive()) {<text:line-break/> <text:s/>$copy = $doc-&gt;copy();<text:line-break/> <text:s/>if (! is_object($copy)) {<text:line-break/> <text:s text:c="3"/>// erreur pendant la copie//<text:line-break/> <text:s text:c="3"/>print $copy; //// message d'erreur//<text:line-break/> <text:s/>} else {<text:line-break/> <text:s text:c="3"/>// nouveau document en base//<text:line-break/> <text:s text:c="3"/>print "nouvel identifiant :".$copy-&gt;id. "\nobjet :".get_class($copy).<text:line-break/> <text:s text:c="5"/>"\ntitre :".$copy-&gt;getTitle();<text:line-break/> <text:s/>}<text:line-break/> }<text:line-break/>}<text:line-break/></text:p>
      <text:p text:style-name="Text_20_body">Le résultat est que l'on obtient une réplique du document 38922. Il est identique à part son identifiant qui est 39693 dans l'exemple. </text:p>
      <text:p text:style-name="Preformatted_20_Text">nouvel identifiant :39693<text:line-break/>objet :doc128<text:line-break/>titre :martin jean<text:line-break/></text:p>
      <text:p text:style-name="Text_20_body">La création d'un document <text:span text:style-name="Strong_20_Emphasis">temporaire</text:span> se fait par la fonction <text:span text:style-name="Source_20_Text">createTmpDoc()</text:span>. Cela crée un document temporaire et il n'est pas soumis au contrôle de l'acl <text:span text:style-name="Source_20_Text">create</text:span> au contraire de la fonction <text:span text:style-name="Source_20_Text">createDoc()</text:span>. Le document temporaire s'il est mis en base (appel de <text:span text:style-name="Source_20_Text">Doc::fullAdd()</text:span>) sera supprimé la nuit par le robot (cron) de nettoyage.</text:p>
      <text:p text:style-name="Text_20_body"/>
      <text:h text:style-name="Heading_20_3" text:outline-level="3"><text:bookmark-start text:name="placement_de_documents_dans_un_dossier_addfile_et_delfile"/>Placement de documents dans un dossier (addFile et delFile)<text:bookmark-end text:name="placement_de_documents_dans_un_dossier_addfile_et_delfile"/></text:h>
      <text:p text:style-name="Text_20_body">Les documents que l'on créé par <text:span text:style-name="Source_20_Text">createDoc()</text:span> ou <text:span text:style-name="Source_20_Text">Doc::copy()</text:span> ne sont rattachés à aucun dossier<text:note text:id="ftn3" text:note-class="footnote"><text:note-citation>3</text:note-citation><text:note-body><text:p text:style-name="Footnote">ce n'est pas génant en soi… dynacase tout est dans tout et réciproquement</text:p></text:note-body></text:note>. Si on veut les référencer<text:note text:id="ftn4" text:note-class="footnote"><text:note-citation>4</text:note-citation><text:note-body><text:p text:style-name="Footnote">un document peut être référencé plusieurs fois, n'oubliez pas</text:p></text:note-body></text:note> dans des dossiers précis il faut le demander. Ces ajouts ou suppressions de référence à des documents <text:soft-page-break/>dans les dossiers se font à l'aide des méthodes <text:span text:style-name="Source_20_Text">Dir::AddFile()</text:span> et <text:span text:style-name="Source_20_Text">Dir::DelFile()</text:span>.</text:p>
      <text:p text:style-name="Preformatted_20_Text">include_once("FDL/Class.Doc.php");<text:line-break/><text:line-break/>$dbaccess=GetParam("FREEDOM_DB");<text:line-break/>$doc = new_Doc($dbaccess,38922);<text:line-break/>if ($doc-&gt;isAlive()) {<text:line-break/> <text:s/>$fld = new_Doc($dbaccess,38618);<text:line-break/> <text:s/>if ($fld-&gt;isAlive()) {<text:line-break/> <text:s text:c="3"/>if ($fld-&gt;doctype != "D") {<text:line-break/> <text:s text:c="5"/>// ce n'est pas un dossier//<text:line-break/> <text:s text:c="5"/>print $fld-&gt;id." n'est pas un dossier";<text:line-break/> <text:s text:c="3"/>} else {<text:line-break/> <text:s text:c="5"/>$err = $fld-&gt;addFile($doc-&gt;id);<text:line-break/> <text:s text:c="5"/>if ($err != "") {<text:line-break/> // le document n'a pas pu être inséré//<text:line-break/> print $err;<text:line-break/> <text:s text:c="5"/>} else {<text:line-break/> //// le document est maintenant inséré//<text:line-break/> <text:s text:c="5"/>}<text:line-break/> <text:s text:c="3"/>}<text:line-break/> <text:s/>}<text:line-break/> }<text:line-break/></text:p>
      <text:p text:style-name="Text_20_body">Pour l'exemple le document n°38618 est un dossier. L'exécution du programme produit le résultat suivant :</text:p>
      <text:p text:style-name="Text_20_body">LOG::(I)::Maître Chewie [1] - Ajout martin jean dans dossier What Master</text:p>
      <text:p text:style-name="Text_20_body">La méthode <text:span text:style-name="Source_20_Text">Dir::AddFile()</text:span> mets un message de log si l'insertion réussi. Si on ré-éxécute le programme nous obtenons :</text:p>
      <text:p text:style-name="Text_20_body">déjà existant : pas ajouté</text:p>
      <text:p text:style-name="Text_20_body">Dans le deuxième cas, la méthode Dir::AddFile() retourne un message d'erreur car on ne peut référencer deux fois le même document dans un dossier.</text:p>
      <text:p text:style-name="Text_20_body">Pour supprimer la référence à un document d'un dossier, il suffit d'appeler la méthode <text:span text:style-name="Source_20_Text">Dir::DelFile()</text:span>.</text:p>
      <text:p text:style-name="Preformatted_20_Text">include_once("FDL/Class.Doc.php");<text:line-break/><text:line-break/>$dbaccess=GetParam("FREEDOM_DB");<text:line-break/>$doc = new_Doc($dbaccess,38922);<text:line-break/>if ($doc-&gt;isAlive()) {<text:line-break/> <text:s/>$fld = new_Doc($dbaccess,38618);<text:line-break/> <text:s/>if ($fld-&gt;isAlive()) {<text:line-break/> <text:s text:c="3"/>if ($fld-&gt;doctype != "D") {<text:line-break/> <text:s text:c="5"/>// ce n'est pas un dossier//<text:line-break/> <text:s text:c="5"/>print $fld-&gt;id." n'est pas un dossier";<text:line-break/> <text:s text:c="3"/>} else {<text:line-break/> <text:s text:c="5"/>$err = $fld-&gt;delFile($doc-&gt;id);<text:line-break/> <text:s text:c="5"/>if ($err != "") {<text:line-break/> // le référence au document n'a pas pu être supprimée//<text:line-break/> print $err;<text:line-break/> <text:s text:c="5"/>} else {<text:line-break/> // la référence au document est maintenant supprimée//<text:line-break/> <text:s text:c="5"/>}<text:line-break/> <text:s text:c="3"/>}<text:line-break/> <text:s/>}<text:line-break/> }<text:line-break/></text:p>
      <text:p text:style-name="Text_20_body"><text:soft-page-break/>L'exécution du programme produit le résultat suivant :</text:p>
      <text:p text:style-name="Text_20_body">LOG::(I)::Maître Chewie [1] - Suppression n°38922 du dossier What Master</text:p>
      <text:p text:style-name="Text_20_body">Si on ré-éxécute le programme nous obtenons :</text:p>
      <text:p text:style-name="Text_20_body">échec de la suppression de la référence (document 38922, dossier 38618)</text:p>
      <text:p text:style-name="Text_20_body">La méthode <text:span text:style-name="Source_20_Text">Dir::DelFile()</text:span> indique qu'on a essayé de supprimer la référence à un document qui n'est pas dans le dossi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ootnote_20_Symbol" style:display-name="Footnote Symbol" style:family="text"/>
    <style:style style:name="keyword0_5f_php" style:display-name="keyword0_php" style:family="text">
      <style:text-properties fo:color="#b1b1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comment0_5f_php" style:display-name="comment0_php" style:family="text">
      <style:text-properties fo:color="#666666" fo:font-style="italic" fo:font-weight="normal"/>
    </style:style>
    <style:style style:name="keyword2_5f_php" style:display-name="keyword2_php" style:family="text">
      <style:text-properties fo:color="#990000" fo:font-style="normal" fo:font-weight="normal"/>
    </style:style>
    <style:style style:name="escaped_5f_php" style:display-name="escaped_php" style:family="text">
      <style:text-properties fo:color="#000099" fo:font-style="normal" fo:font-weight="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9:12:48</meta:creation-date>
    <dc:date>2011-07-26T18:10:57</dc:date>
    <dc:creator>Eric Brison</dc:creator>
    <meta:editing-duration>PT3H8M21S</meta:editing-duration>
    <meta:editing-cycles>13</meta:editing-cycles>
    <meta:generator>LibreOffice/3.3$Linux LibreOffice_project/330m19$Build-202</meta:generator>
    <meta:document-statistic meta:table-count="2" meta:image-count="0" meta:object-count="0" meta:page-count="12" meta:paragraph-count="213" meta:word-count="2682" meta:character-count="19213"/>
  </office:meta>
</office:document-meta>
</file>